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86" calcext:value-type="float">
            <text:p>586</text:p>
          </table:table-cell>
          <table:table-cell table:style-name="ce7" table:formula="of:=COUNTIF([.B7:.B999];&quot;X&quot;)" office:value-type="float" office:value="481" calcext:value-type="float">
            <text:p>481</text:p>
          </table:table-cell>
          <table:table-cell table:style-name="ce7" table:formula="of:=COUNTIF([.C7:.C999];&quot;X&quot;)" office:value-type="float" office:value="14" calcext:value-type="float">
            <text:p>14</text:p>
          </table:table-cell>
          <table:table-cell table:style-name="ce7" table:formula="of:=COUNTIF([.D7:.D999];&quot;X&quot;)" office:value-type="float" office:value="53" calcext:value-type="float">
            <text:p>53</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21" calcext:value-type="float">
            <text:p>62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1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21">00/00/0000</text:date>, <text:time style:data-style-name="N2" text:time-value="19:51:45.36620901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21T19:52:24.481509241</dc:date>
    <meta:editing-duration>PT16H50M8S</meta:editing-duration>
    <meta:editing-cycles>566</meta:editing-cycles>
    <meta:document-statistic meta:table-count="1" meta:cell-count="3514" meta:object-count="0"/>
  </office:meta>
</office:document-meta>
</file>